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en" svg:font-family="'Times new rome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widows="1" fo:text-indent="0cm" style:auto-text-indent="false"/>
      <style:text-properties fo:font-variant="normal" fo:text-transform="none" fo:color="#222222" style:font-name="Times new romen" fo:font-size="9pt" fo:letter-spacing="normal" fo:font-style="normal" fo:font-weight="normal" style:font-size-asian="7.84999990463257pt" style:font-size-complex="9pt"/>
    </style:style>
    <style:style style:name="P2" style:family="paragraph" style:parent-style-name="Standard">
      <style:paragraph-properties fo:margin-left="0cm" fo:margin-right="0cm" fo:widows="1" fo:text-indent="0cm" style:auto-text-indent="false"/>
      <style:text-properties fo:font-variant="normal" fo:text-transform="none" fo:color="#222222" style:font-name="Times new romen" fo:font-size="9pt" fo:letter-spacing="normal" fo:font-style="normal" fo:font-weight="bold" style:font-size-asian="9pt" style:font-weight-asian="bold" style:font-size-complex="9pt" style:font-weight-complex="bold"/>
    </style:style>
    <style:style style:name="P3" style:family="paragraph" style:parent-style-name="Standard">
      <style:paragraph-properties fo:margin-left="0cm" fo:margin-right="0cm" fo:widows="1" fo:text-indent="0cm" style:auto-text-indent="false"/>
      <style:text-properties fo:font-variant="normal" fo:text-transform="none" fo:color="#222222" style:font-name="Times new romen" fo:font-size="8pt" fo:letter-spacing="normal" fo:font-style="normal" fo:font-weight="bold" fo:background-color="#729fcf" style:font-size-asian="8pt" style:font-weight-asian="bold" style:font-size-complex="8pt" style:font-weight-complex="bold"/>
    </style:style>
    <style:style style:name="P4" style:family="paragraph" style:parent-style-name="Standard">
      <style:paragraph-properties fo:margin-left="0cm" fo:margin-right="0cm" fo:widows="1" fo:text-indent="0cm" style:auto-text-indent="false"/>
      <style:text-properties fo:font-variant="normal" fo:text-transform="none" fo:color="#222222" style:font-name="Times new romen" fo:font-size="8pt" fo:letter-spacing="normal" fo:font-style="normal" fo:font-weight="bold" style:font-size-asian="8pt" style:font-weight-asian="bold" style:font-size-complex="8pt" style:font-weight-complex="bold"/>
    </style:style>
    <style:style style:name="P5" style:family="paragraph" style:parent-style-name="Standard">
      <style:paragraph-properties fo:margin-left="0cm" fo:margin-right="0cm" fo:widows="1" fo:text-indent="0cm" style:auto-text-indent="false"/>
      <style:text-properties fo:font-variant="normal" fo:text-transform="none" fo:color="#222222" style:font-name="Times new romen" fo:font-size="8pt" fo:letter-spacing="normal" fo:font-style="normal" fo:font-weight="bold" fo:background-color="transparent" style:font-size-asian="8pt" style:font-weight-asian="bold" style:font-size-complex="8pt" style:font-weight-complex="bold"/>
    </style:style>
    <style:style style:name="P6" style:family="paragraph" style:parent-style-name="Standard">
      <style:paragraph-properties fo:margin-left="0cm" fo:margin-right="0cm" fo:widows="1" fo:text-indent="0cm" style:auto-text-indent="false"/>
      <style:text-properties fo:font-variant="normal" fo:text-transform="none" fo:color="#222222" style:font-name="Times new romen" fo:font-size="8pt" fo:letter-spacing="normal" fo:font-style="normal" fo:font-weight="bold" officeooo:paragraph-rsid="0013ef66" fo:background-color="transparent" style:font-size-asian="8pt" style:font-weight-asian="bold" style:font-size-complex="8pt" style:font-weight-complex="bold"/>
    </style:style>
    <style:style style:name="P7" style:family="paragraph" style:parent-style-name="Standard">
      <style:paragraph-properties fo:margin-left="0cm" fo:margin-right="0cm" fo:widows="1" fo:text-indent="0cm" style:auto-text-indent="false"/>
      <style:text-properties fo:font-variant="normal" fo:text-transform="none" fo:color="#222222" style:font-name="Times new romen" fo:font-size="8pt" fo:letter-spacing="normal" fo:font-style="normal" fo:font-weight="normal" style:font-size-asian="8pt" style:font-size-complex="8pt"/>
    </style:style>
    <style:style style:name="P8" style:family="paragraph" style:parent-style-name="Standard">
      <style:paragraph-properties fo:margin-left="0cm" fo:margin-right="0cm" fo:widows="1" fo:text-indent="0cm" style:auto-text-indent="false"/>
      <style:text-properties fo:font-variant="normal" fo:text-transform="none" fo:color="#222222" style:font-name="Times new romen" fo:font-size="8pt" fo:letter-spacing="normal" fo:font-style="normal" fo:font-weight="normal" officeooo:paragraph-rsid="0013ef66" style:font-size-asian="8pt" style:font-size-complex="8pt"/>
    </style:style>
    <style:style style:name="P9" style:family="paragraph" style:parent-style-name="Standard">
      <style:paragraph-properties fo:margin-left="0cm" fo:margin-right="0cm" fo:widows="1" fo:text-indent="0cm" style:auto-text-indent="false"/>
      <style:text-properties fo:font-variant="normal" fo:text-transform="none" fo:color="#222222" style:font-name="Times new romen" fo:font-size="8pt" fo:letter-spacing="normal" fo:font-style="normal" fo:font-weight="normal" fo:background-color="transparent" style:font-size-asian="8pt" style:font-size-complex="8pt"/>
    </style:style>
    <style:style style:name="P10" style:family="paragraph" style:parent-style-name="Standard">
      <style:paragraph-properties fo:margin-left="0cm" fo:margin-right="0cm" fo:widows="1" fo:text-indent="0cm" style:auto-text-indent="false"/>
      <style:text-properties fo:font-variant="normal" fo:text-transform="none" fo:color="#222222" style:font-name="Times new romen" fo:font-size="8pt" fo:letter-spacing="normal" fo:background-color="transparent" style:font-size-asian="8pt" style:font-size-complex="8pt"/>
    </style:style>
    <style:style style:name="P11" style:family="paragraph" style:parent-style-name="Standard">
      <style:paragraph-properties fo:margin-left="0cm" fo:margin-right="0cm" fo:text-align="center" style:justify-single-word="false" fo:widows="1" fo:text-indent="0cm" style:auto-text-indent="false"/>
      <style:text-properties fo:font-variant="normal" fo:text-transform="none" fo:color="#222222" style:font-name="Times New Roman" fo:font-size="26pt" fo:letter-spacing="normal" fo:font-style="normal" style:text-underline-style="solid" style:text-underline-width="auto" style:text-underline-color="font-color" fo:font-weight="bold" officeooo:rsid="0015d791" officeooo:paragraph-rsid="00176a7c" fo:background-color="transparent" style:font-size-asian="26pt" style:font-weight-asian="bold" style:font-name-complex="Times New Roman" style:font-size-complex="26pt" style:font-weight-complex="bold"/>
    </style:style>
    <style:style style:name="P12" style:family="paragraph" style:parent-style-name="Standard">
      <style:paragraph-properties fo:margin-left="0cm" fo:margin-right="0cm" fo:text-align="center" style:justify-single-word="false" fo:widows="1" fo:text-indent="0cm" style:auto-text-indent="false"/>
      <style:text-properties fo:font-variant="normal" fo:text-transform="none" fo:color="#222222" style:font-name="Times New Roman" fo:font-size="26pt" fo:letter-spacing="normal" fo:font-style="italic" style:text-underline-style="solid" style:text-underline-width="auto" style:text-underline-color="font-color" fo:font-weight="bold" officeooo:rsid="0015d791" officeooo:paragraph-rsid="00176a7c" fo:background-color="transparent" style:font-size-asian="26pt" style:font-style-asian="italic" style:font-weight-asian="bold" style:font-name-complex="Times New Roman" style:font-size-complex="26pt" style:font-style-complex="italic" style:font-weight-complex="bold"/>
    </style:style>
    <style:style style:name="P13" style:family="paragraph" style:parent-style-name="Standard">
      <style:paragraph-properties fo:margin-left="0cm" fo:margin-right="0cm" fo:widows="1" fo:text-indent="0cm" style:auto-text-indent="false"/>
      <style:text-properties fo:font-variant="normal" fo:text-transform="none" fo:color="#222222" style:font-name="Times New Roman" fo:font-size="16pt" fo:letter-spacing="normal" fo:font-style="normal" fo:font-weight="bold" officeooo:rsid="000e990f" officeooo:paragraph-rsid="00176a7c" fo:background-color="transparent" style:font-size-asian="16pt" style:font-weight-asian="bold" style:font-name-complex="Times New Roman" style:font-size-complex="8pt" style:font-weight-complex="bold"/>
    </style:style>
    <style:style style:name="P14" style:family="paragraph" style:parent-style-name="Standard">
      <style:paragraph-properties fo:margin-left="0cm" fo:margin-right="0cm" fo:text-align="center" style:justify-single-word="false" fo:widows="1" fo:text-indent="0cm" style:auto-text-indent="false"/>
      <style:text-properties fo:font-variant="normal" fo:text-transform="none" fo:color="#222222" style:font-name="Times New Roman" fo:font-size="8pt" fo:letter-spacing="normal" fo:font-style="normal" fo:font-weight="bold" officeooo:rsid="0015d791" officeooo:paragraph-rsid="0015d791" fo:background-color="transparent" style:font-size-asian="8pt" style:font-weight-asian="bold" style:font-name-complex="Times New Roman" style:font-size-complex="8pt" style:font-weight-complex="bold"/>
    </style:style>
    <style:style style:name="P15" style:family="paragraph" style:parent-style-name="Standard">
      <style:paragraph-properties fo:margin-left="0cm" fo:margin-right="0cm" fo:text-align="center" style:justify-single-word="false" fo:widows="1" fo:text-indent="0cm" style:auto-text-indent="false"/>
      <style:text-properties fo:font-variant="normal" fo:text-transform="none" fo:color="#222222" style:font-name="Times New Roman" fo:font-size="18pt" fo:letter-spacing="normal" fo:font-style="italic" style:text-underline-style="none" fo:font-weight="bold" officeooo:rsid="0015d791" officeooo:paragraph-rsid="00176a7c" fo:background-color="transparent" style:font-size-asian="18pt" style:font-style-asian="italic" style:font-weight-asian="bold" style:font-name-complex="Times New Roman" style:font-size-complex="18pt" style:font-style-complex="italic" style:font-weight-complex="bold"/>
    </style:style>
    <style:style style:name="P16" style:family="paragraph" style:parent-style-name="Standard">
      <style:paragraph-properties fo:margin-left="0cm" fo:margin-right="0cm" fo:widows="1" fo:text-indent="0cm" style:auto-text-indent="false"/>
      <style:text-properties style:font-name="Times new romen" fo:font-size="8pt" style:font-size-asian="8pt" style:font-size-complex="8pt"/>
    </style:style>
    <style:style style:name="P17" style:family="paragraph" style:parent-style-name="Heading">
      <style:paragraph-properties fo:margin-left="0cm" fo:margin-right="0cm" fo:text-align="center" style:justify-single-word="false" fo:widows="1" fo:text-indent="0cm" style:auto-text-indent="false"/>
      <style:text-properties fo:font-variant="normal" fo:text-transform="none" fo:color="#222222" style:font-name="Times New Roman" fo:font-size="36pt" fo:letter-spacing="normal" fo:font-style="normal" style:text-underline-style="solid" style:text-underline-width="auto" style:text-underline-color="font-color" fo:font-weight="bold" officeooo:rsid="0015d791" officeooo:paragraph-rsid="00176a7c" fo:background-color="transparent" style:font-size-asian="36pt" style:font-weight-asian="bold" style:font-name-complex="Times New Roman" style:font-size-complex="36pt" style:font-weight-complex="bold"/>
    </style:style>
    <style:style style:name="P18" style:family="paragraph" style:parent-style-name="Standard">
      <style:paragraph-properties fo:widows="1"/>
      <style:text-properties style:font-name="Times new romen" fo:font-size="8pt" style:font-size-asian="8pt" style:font-size-complex="8pt"/>
    </style:style>
    <style:style style:name="P19" style:family="paragraph" style:parent-style-name="Standard">
      <style:paragraph-properties fo:widows="1"/>
      <style:text-properties fo:font-variant="normal" fo:text-transform="none" fo:color="#222222" style:font-name="Times new romen" fo:font-size="8pt" fo:letter-spacing="normal" fo:font-style="normal" fo:font-weight="normal" style:font-size-asian="8pt" style:font-size-complex="8pt"/>
    </style:style>
    <style:style style:name="P20" style:family="paragraph" style:parent-style-name="Standard">
      <style:paragraph-properties fo:widows="1"/>
      <style:text-properties fo:font-variant="normal" fo:text-transform="none" fo:color="#222222" style:font-name="Times new romen" fo:font-size="8pt" fo:letter-spacing="normal" fo:font-style="normal" fo:font-weight="normal" fo:background-color="transparent" style:font-size-asian="8pt" style:font-size-complex="8pt"/>
    </style:style>
    <style:style style:name="P21" style:family="paragraph" style:parent-style-name="Standard">
      <style:paragraph-properties fo:widows="1"/>
      <style:text-properties fo:font-variant="normal" fo:text-transform="none" fo:color="#222222" style:font-name="Times new romen" fo:font-size="8pt" fo:letter-spacing="normal" fo:font-style="normal" fo:font-weight="bold" style:font-size-asian="8pt" style:font-weight-asian="bold" style:font-size-complex="8pt" style:font-weight-complex="bold"/>
    </style:style>
    <style:style style:name="P22" style:family="paragraph" style:parent-style-name="Standard">
      <style:paragraph-properties fo:widows="1"/>
      <style:text-properties fo:font-variant="normal" fo:text-transform="none" fo:color="#222222" style:font-name="Times new romen" fo:font-size="8pt" fo:letter-spacing="normal" fo:font-style="normal" fo:font-weight="bold" fo:background-color="transparent" style:font-size-asian="8pt" style:font-weight-asian="bold" style:font-size-complex="8pt" style:font-weight-complex="bold"/>
    </style:style>
    <style:style style:name="P23" style:family="paragraph" style:parent-style-name="Standard">
      <style:paragraph-properties fo:text-align="center" style:justify-single-word="false"/>
      <style:text-properties style:use-window-font-color="true" style:font-name="Times New Roman" fo:font-size="22pt" officeooo:paragraph-rsid="0015d791" fo:background-color="transparent" style:font-size-asian="22pt" style:font-name-complex="Times New Roman" style:font-size-complex="22pt"/>
    </style:style>
    <style:style style:name="P24" style:family="paragraph" style:parent-style-name="Standard">
      <style:text-properties style:font-name="Times New Roman" fo:font-size="12pt" officeooo:paragraph-rsid="0015d791" fo:background-color="transparent" style:font-size-asian="12pt" style:font-name-complex="Times New Roman" style:font-size-complex="12pt"/>
    </style:style>
    <style:style style:name="P25" style:family="paragraph" style:parent-style-name="Standard">
      <style:paragraph-properties fo:text-align="center" style:justify-single-word="false"/>
      <style:text-properties fo:font-size="22pt" officeooo:paragraph-rsid="0015d791" fo:background-color="transparent" style:font-size-asian="22pt" style:font-size-complex="22pt"/>
    </style:style>
    <style:style style:name="P26" style:family="paragraph" style:parent-style-name="Standard" style:master-page-name="">
      <style:paragraph-properties fo:margin-left="0cm" fo:margin-right="-1.401cm" fo:widows="1" fo:text-indent="0cm" style:auto-text-indent="false" style:page-number="auto"/>
      <style:text-properties fo:font-variant="normal" fo:text-transform="none" fo:color="#222222" style:font-name="Times new romen" fo:font-size="8pt" fo:letter-spacing="normal" fo:font-style="normal" fo:font-weight="bold" style:font-size-asian="8pt" style:font-weight-asian="bold" style:font-size-complex="8pt" style:font-weight-complex="bold"/>
    </style:style>
    <style:style style:name="P27" style:family="paragraph" style:parent-style-name="Standard">
      <style:paragraph-properties fo:widows="1"/>
      <style:text-properties style:font-name="Times new romen" fo:font-size="8pt" style:font-size-asian="8pt" style:font-size-complex="8pt"/>
    </style:style>
    <style:style style:name="T1" style:family="text">
      <style:text-properties fo:font-weight="bold" style:font-weight-asian="bold" style:font-weight-complex="bold"/>
    </style:style>
    <style:style style:name="T2" style:family="text">
      <style:text-properties fo:font-weight="bold" officeooo:rsid="0015d791" style:font-weight-asian="bold" style:font-weight-complex="bold"/>
    </style:style>
    <style:style style:name="T3" style:family="text">
      <style:text-properties fo:font-variant="normal" fo:text-transform="none" fo:color="#222222" fo:letter-spacing="normal" fo:font-style="normal" fo:font-weight="bold" style:font-weight-asian="bold" style:font-weight-complex="bold"/>
    </style:style>
    <style:style style:name="T4" style:family="text">
      <style:text-properties fo:font-variant="normal" fo:text-transform="none" fo:color="#222222" fo:letter-spacing="normal" fo:font-style="normal" fo:font-weight="bold" officeooo:rsid="0015d791" style:font-weight-asian="bold" style:font-weight-complex="bold"/>
    </style:style>
    <style:style style:name="T5" style:family="text">
      <style:text-properties fo:font-variant="normal" fo:text-transform="none" fo:color="#222222" fo:letter-spacing="normal" fo:font-style="normal" fo:font-weight="normal"/>
    </style:style>
    <style:style style:name="T6" style:family="text">
      <style:text-properties officeooo:rsid="00150ec7"/>
    </style:style>
    <style:style style:name="T7" style:family="text">
      <style:text-properties officeooo:rsid="0015d791"/>
    </style:style>
    <style:style style:name="T8" style:family="text">
      <style:text-properties style:font-name="Times New Roman" style:font-name-complex="Times New Roman"/>
    </style:style>
    <style:style style:name="T9" style:family="text">
      <style:text-properties style:use-window-font-color="true" style:font-name="Times New Roman" officeooo:rsid="0015d791" style:font-name-complex="Times New Roman"/>
    </style:style>
    <style:style style:name="T10" style:family="text">
      <style:text-properties fo:background-color="transparent" loext:char-shading-value="0"/>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officeooo:rsid="00176a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Software Requirements Specification</text:p>
      <text:p text:style-name="P11"/>
      <text:p text:style-name="P15">FOR</text:p>
      <text:p text:style-name="P11"/>
      <text:p text:style-name="P12"><text:s/>Individual Project</text:p>
      <text:p text:style-name="P25"/>
      <text:p text:style-name="P25"><text:span text:style-name="T8">Written by: (</text:span><text:span text:style-name="T9">Fartek</text:span><text:span text:style-name="T8">)</text:span></text:p>
      <text:p text:style-name="P23"/>
      <text:p text:style-name="P23">( <text:span text:style-name="T11">Satyendra Kumar</text:span>)</text:p>
      <text:p text:style-name="P24"/>
      <text:p text:style-name="P14"/>
      <text:p text:style-name="P13">“Together we will differences by this importent app. <text:span text:style-name="T12">I</text:span> <text:span text:style-name="T12">am</text:span> taking a step to see a big step by <text:span text:style-name="T12">Indian farmers</text:span>”.</text:p>
      <text:p text:style-name="P3"/>
      <text:p text:style-name="P5"/>
      <text:p text:style-name="P5"/>
      <text:p text:style-name="P5"/>
      <text:p text:style-name="P5"/>
      <text:p text:style-name="P5"/>
      <text:p text:style-name="P5"/>
      <text:p text:style-name="P5"><text:span text:style-name="T6">1. </text:span>Introduction:-</text:p>
      <text:p text:style-name="P7">This document for FarTek, A web-based application and a android app for farmers, This app is search engine to find a good made by farmer in a particular place and provide some estimated transport cost.</text:p>
      <text:p text:style-name="P9"/>
      <text:p text:style-name="P6"><text:span text:style-name="T6">1.1. </text:span>Problem we are solving.</text:p>
      <text:p text:style-name="P8">As all farmers need to sell there goods to dealer then the dealer will send the goods to either one more dealer or direct company then from company to again a dealer -&gt; wholesale dealer -&gt; shops. In this way the cost of Rs 1 of good is becoming Rs 5 and farmer will get Rs 0.5 per .</text:p>
      <text:p text:style-name="P7"/>
      <text:p text:style-name="P7">To solve the problem our app will provide you the information about the goods available in some Rs X and with the transport facility, If you want to check the quality of good you can physically visit the pace with less cost because even our app will provide the information to stay with less in cost better service.</text:p>
      <text:p text:style-name="P7">In this way farmer will get the per Rs 1 per good and consumers will get Rs 2 per good.</text:p>
      <text:p text:style-name="P7"/>
      <text:p text:style-name="P5"><text:span text:style-name="T6">1.2. </text:span>Scope:-</text:p>
      <text:p text:style-name="P7">This project is mainly how we can use today's technology to solve problems of a farmers.</text:p>
      <text:p text:style-name="P7">It's like a online market for all people.</text:p>
      <text:p text:style-name="P9"/>
      <text:p text:style-name="P5"><text:span text:style-name="T6">2. </text:span>Overview:-</text:p>
      <text:p text:style-name="P9">We are going to focus on describing the system in terms of product perspective, product functions, user characteristics, assumptions and dependencies on the following section of this document.</text:p>
      <text:p text:style-name="P9"/>
      <text:p text:style-name="P5"><text:span text:style-name="T6">2.1. </text:span>Product Perspective</text:p>
      <text:p text:style-name="P7"/>
      <text:p text:style-name="P7">Product will be deployed to web site and all users of the product will access by use of the website. Website will be main user interface where users can operate all the provided functionality.</text:p>
      <text:p text:style-name="P7"/>
      <text:p text:style-name="P7">To use product, users are required to register through the web interface. Whenever a new user registered, all the required data will be created in the database and a predefined space will be assigned for the user. Later, user will be able to login and logout the system anytime he wants. Since every operation that user perform reflected to our database, user will find his space . We also provide a guest login such that they can see our product facilities, get <text:soft-page-break/>satisfy and then register because many user wouldn't feel to register directly but after knowing app it's useful they will.</text:p>
      <text:p text:style-name="P18"/>
      <text:p text:style-name="P19">From user point of view he can search goods by name like I want to know where rice is available in cheap price or nearest place or by place list all the goods available in a particular place with cost.</text:p>
      <text:p text:style-name="P19">(2) If he is interested in the product just he need to contact the farmer fix the date.</text:p>
      <text:p text:style-name="P19">(3) In our app just he need to enter the source,destination and time for to know the transport details and accommodation facility. </text:p>
      <text:p text:style-name="P19">(4) When the deal between the user and farmer to transport good from farmer area to user area we provide truck for it just he need to select the truck person contact him and fix the deal.</text:p>
      <text:p text:style-name="P9"/>
      <text:p text:style-name="P5"><text:span text:style-name="T6">2.2. </text:span>Product Functions</text:p>
      <text:p text:style-name="P9"/>
      <text:p text:style-name="P9">This new product, web based integrated development environment, must have number of features which will allow users to use functionalities which have been explained above. Required functionalities of the product can be summarized in four categories;</text:p>
      <text:p text:style-name="P20">1.user management requirements</text:p>
      <text:p text:style-name="P20">2.Search engine</text:p>
      <text:p text:style-name="P20">3.UI for both client side and server side.</text:p>
      <text:p text:style-name="P20">4.Interface Requirements</text:p>
      <text:p text:style-name="P20"/>
      <text:p text:style-name="P22"><text:span text:style-name="T6">2.2.1. </text:span>User management requirements:-</text:p>
      <text:p text:style-name="P20">This category of requirements is related to user authentication mechanism and space management of users. Each user will have credentials to connect their space on cloud and will be assigned to space. Users will perform all the functionality over this space using his credentials.</text:p>
      <text:p text:style-name="P10"/>
      <text:p text:style-name="P5"><text:span text:style-name="T6">2.2.2. </text:span>Search engine:-</text:p>
      <text:p text:style-name="P9">Search engine need to be very fast and it need be flexible such that if any more details if added to it, It need to response in the same way means with no delay. </text:p>
      <text:p text:style-name="P9"/>
      <text:p text:style-name="P9"><text:span text:style-name="T2">2.2.3. </text:span><text:span text:style-name="T1">UI for both client side and server side</text:span>.</text:p>
      <text:p text:style-name="P7"><text:span text:style-name="T10">As for this project we have three web pages one for farmer side,dealer side and server side. for all this three UI need to be user friendly su</text:span>ch that any farmer or deal should no feel any kind of problem in using the app and for server side UI need to be user friendly because every day we need to update the server details, There should be no problem in updating server.</text:p>
      <text:p text:style-name="P16"/>
      <text:p text:style-name="P21"><text:span text:style-name="T7">2.3. </text:span>Interface Requirements</text:p>
      <text:p text:style-name="P19">This group of requirements is related to external interaction of the workspace with outer world. For user to interact with the workspace, product will provide both command line interface and graphical interface. Command line interface will be UNIX like and graphical interface will allow tabbed navigation of windows, hierarchical view of workspace etc.</text:p>
      <text:p text:style-name="P7"/>
      <text:p text:style-name="P4"><text:span text:style-name="T7">2.4. </text:span>User Characteristics</text:p>
      <text:p text:style-name="P19">Users of this web based integrated development environment will mainly be software developers. Since it is reasonable to assume that an average developer has knowledge about</text:p>
      <text:p text:style-name="P19">functionalities and usage of IDE, we assume that our users will already be informed about basic functionality of the product. Also clear documentation and tutorials about the product feature will be provided.</text:p>
      <text:p text:style-name="P7"/>
      <text:p text:style-name="P4"><text:span text:style-name="T7">2.5. </text:span>Constraints</text:p>
      <text:p text:style-name="P19">Developers of the product should be aware that main feature of the intended product is portability. So they should use common libraries and tools that can work with all the common internet browser application with no problem.</text:p>
      <text:p text:style-name="P19">Developers should also be careful about the privacy of users. Since product will be cloud application, all user data will be kept on cloud server and necessary precautions should be taken to protect user data.</text:p>
      <text:p text:style-name="P19">Since product will be cloud application and all user programs will be executed on cloud server, developers should limit the privileges of the users so that they cannot harm other users’ data and system server.</text:p>
      <text:p text:style-name="P1"/>
      <text:p text:style-name="P2">3. System Features</text:p>
      <text:p text:style-name="P19">In this subsection, we will examine the features of the system in detail by categorizing them</text:p>
      <text:p text:style-name="P19">according to their functionality. For each of the feature, we will give an introduction, purpose,</text:p>
      <text:p text:style-name="P19">diagram and a stimulus/response sequence. Introduction part will give basic background information</text:p>
      <text:p text:style-name="P19">about the feature. After that, we will show a diagram for the feature representing flow of events.</text:p>
      <text:p text:style-name="P19">Alternative flow of events will be given in stimulus/response subsection.</text:p>
      <text:p text:style-name="P19"/>
      <text:p text:style-name="P19">Product will be used via a web browser. Each user will have his own workspace, and he must</text:p>
      <text:p text:style-name="P19">be logged in to the server to access his workspace. Hence, first-time users must be complete</text:p>
      <text:p text:style-name="P19">registration process. To register to the system, user must specify some information asked during</text:p>
      <text:p text:style-name="P19">registration. After validation, registration will completed, and user will be informed.</text:p>
      <text:p text:style-name="P19">There will be a login page so that user can type into his login information, and login to the</text:p>
      <text:p text:style-name="P19">system. Login information will be username or e-mail address and password specified in registration</text:p>
      <text:p text:style-name="P19">process. Server let through the user if the given username and password are matched with the ones</text:p>
      <text:p text:style-name="P19">in database saved in registration. If specified information is not matched, an error dialog will be</text:p>
      <text:p text:style-name="P19">shown. Otherwise, user will be redirected to his personal workspace.</text:p>
      <text:p text:style-name="P19">When user forgets his password, he can request new one from the system by specifying his</text:p>
      <text:p text:style-name="P19">username or e-mail.</text:p>
      <text:p text:style-name="P7">Normal Flow of Events</text:p>
      <text:p text:style-name="P19">1. User opens the registration page</text:p>
      <text:p text:style-name="P19">2. User specifies his information</text:p>
      <text:p text:style-name="P19">3. System validate the specified information</text:p>
      <text:p text:style-name="P19">4. User is registered to the system</text:p>
      <text:p text:style-name="P7"><text:soft-page-break/></text:p>
      <text:p text:style-name="P16"><text:span text:style-name="T4">3.1. </text:span><text:span text:style-name="T3">Background Information</text:span></text:p>
      <text:p text:style-name="P19">A workspace is a logical collection of his all activity. User can see his all activities within a workspace. User can add some note or reminder such that we he want to do some activity he will get the notification about it or a reminder note for him.</text:p>
      <text:p text:style-name="P19"/>
      <text:p text:style-name="P4"><text:span text:style-name="T7">3.2. </text:span>Non-functional Requirements</text:p>
      <text:p text:style-name="P19">In this section, last group of the requirements which is non-functional requirements will be</text:p>
      <text:p text:style-name="P19">explained in detail. Non-functional requirements include performance requirements, security</text:p>
      <text:p text:style-name="P19">requirements and portability requirements.</text:p>
      <text:p text:style-name="P26"><text:span text:style-name="T7">3.2.1. </text:span>Performance Requirements</text:p>
      <text:p text:style-name="P19">Since this software is going to web – based, it does require a powerful server machine with</text:p>
      <text:p text:style-name="P19">high band internet access.</text:p>
      <text:p text:style-name="P19">Server machine should have a powerful CPU and high speed internet access so that it can</text:p>
      <text:p text:style-name="P19">handle multiple users at the same time. Another performance requirement is the storage space.</text:p>
      <text:p text:style-name="P19">Higher storage space means more user and bigger workspace per user so higher the storage, better</text:p>
      <text:p text:style-name="P19">the performance.</text:p>
      <text:p text:style-name="P19">Performance requirement by the user side is, web application should be developed as a</text:p>
      <text:p text:style-name="P19">lightweight web app so that it can work on almost any platform even with slower internet</text:p>
      <text:p text:style-name="P19">connections.</text:p>
      <text:p text:style-name="P19">Expected number of simultaneous user should be at least 1000. System should be able to deal</text:p>
      <text:p text:style-name="P19">with 1000 users at the same time. Also database of the system should handle at least a thousand of</text:p>
      <text:p text:style-name="P19">users at any periods.</text:p>
      <text:p text:style-name="P19"/>
      <text:p text:style-name="P21">3.3. Security Requirements</text:p>
      <text:p text:style-name="P19"><text:tab/>Since this software will be hosted on cloud server, all the user data will be kept on the cloud</text:p>
      <text:p text:style-name="P19">server. Product should be able to protect privacy of user data. Workspace of the user should only be</text:p>
      <text:p text:style-name="P19">accessed through user own credentials and any other user should not be able to access to the user</text:p>
      <text:p text:style-name="P19">private data.</text:p>
      <text:p text:style-name="P19">Since execution will also be done in the machine in the cloud, user should be restricted in</text:p>
      <text:p text:style-name="P19">terms of user rights. User should only access to his own workspace and should not access to any</text:p>
      <text:p text:style-name="P19">other workspace with the programs they run on the cloud. Also rights of the user should be</text:p>
      <text:p text:style-name="P19">restricted so that user can not harm to system by the programs they run or by the commands they</text:p>
      <text:p text:style-name="P19">run on terminal.</text:p>
      <text:p text:style-name="P19">Since all the data will be transferred on the web, system should also use an encryption and</text:p>
      <text:p text:style-name="P18"><text:span text:style-name="T5">decryption mechanism only intended user can decode the data and work on the 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en" svg:font-family="'Times new rome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5T12:53:08.517280489</meta:creation-date>
    <dc:date>2015-12-16T22:51:46.671926396</dc:date>
    <meta:editing-duration>PT7S</meta:editing-duration>
    <meta:editing-cycles>7</meta:editing-cycles>
    <meta:generator>LibreOffice/4.2.8.2$Linux_x86 LibreOffice_project/420m0$Build-2</meta:generator>
    <meta:document-statistic meta:table-count="0" meta:image-count="0" meta:object-count="0" meta:page-count="3" meta:paragraph-count="98" meta:word-count="1612" meta:character-count="9466" meta:non-whitespace-character-count="7947"/>
  </office:meta>
</office:document-meta>
</file>